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5cm" svg:height="1.3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1.9cm" svg:x="7.7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18.6cm" svg:y2="4.3cm">
          <text:p/>
        </draw:line>
        <draw:frame draw:style-name="gr3" draw:layer="layout" svg:width="16.4cm" svg:height="1.05cm" svg:x="2.4cm" svg:y="1.3cm">
          <draw:text-box>
            <text:p>Gestión de Prestatarios</text:p>
          </draw:text-box>
        </draw:frame>
        <draw:line draw:style-name="gr2" draw:text-style-name="P1" draw:layer="layout" svg:x1="7.5cm" svg:y1="3.3cm" svg:x2="7.8cm" svg:y2="27.8cm">
          <text:p/>
        </draw:line>
        <draw:line draw:style-name="gr2" draw:text-style-name="P1" draw:layer="layout" svg:x1="13.3cm" svg:y1="3.3cm" svg:x2="13.6cm" svg:y2="27.9cm">
          <text:p/>
        </draw:line>
        <draw:line draw:style-name="gr2" draw:text-style-name="P1" draw:layer="layout" svg:x1="2.2cm" svg:y1="10.1cm" svg:x2="18.6cm" svg:y2="10.1cm">
          <text:p/>
        </draw:line>
        <draw:line draw:style-name="gr2" draw:text-style-name="P1" draw:layer="layout" svg:x1="2.2cm" svg:y1="15.6cm" svg:x2="18.6cm" svg:y2="15.6cm">
          <text:p/>
        </draw:line>
        <draw:line draw:style-name="gr2" draw:text-style-name="P1" draw:layer="layout" svg:x1="2.2cm" svg:y1="21cm" svg:x2="18.6cm" svg:y2="21cm">
          <text:p/>
        </draw:line>
        <draw:connector draw:style-name="gr4" draw:text-style-name="P1" draw:layer="layout" draw:type="line" svg:x1="6cm" svg:y1="6.05cm" svg:x2="7.7cm" svg:y2="6.05cm" draw:start-shape="id1" draw:start-glue-point="1" draw:end-shape="id2" svg:d="M6000 6050h1700" svg:viewBox="0 0 1701 1">
          <text:p/>
        </draw:connector>
        <draw:frame draw:style-name="gr5" draw:text-style-name="P2" draw:layer="layout" svg:width="3.6cm" svg:height="0.848cm" draw:transform="rotate (1.5700981950941) translate (1.597cm 14.612cm)">
          <draw:text-box>
            <text:p text:style-name="P2"><text:span text:style-name="T1">Proceso2</text:span></text:p>
          </draw:text-box>
        </draw:frame>
        <draw:frame draw:style-name="gr5" draw:text-style-name="P2" draw:layer="layout" svg:width="3.6cm" svg:height="0.848cm" draw:transform="rotate (1.5700981950941) translate (1.598cm 8.713cm)">
          <draw:text-box>
            <text:p text:style-name="P2"><text:span text:style-name="T1">Proceso1</text:span></text:p>
          </draw:text-box>
        </draw:frame>
        <draw:frame draw:style-name="gr5" draw:text-style-name="P2" draw:layer="layout" svg:width="3.6cm" svg:height="0.848cm" draw:transform="rotate (1.5700981950941) translate (1.598cm 20.213cm)">
          <draw:text-box>
            <text:p text:style-name="P2"><text:span text:style-name="T1">Proceso3</text:span></text:p>
          </draw:text-box>
        </draw:frame>
        <draw:line draw:style-name="gr2" draw:text-style-name="P1" draw:layer="layout" svg:x1="2.2cm" svg:y1="26.6cm" svg:x2="18.6cm" svg:y2="26.6cm">
          <text:p/>
        </draw:line>
        <draw:frame draw:style-name="gr5" draw:text-style-name="P2" draw:layer="layout" svg:width="3.6cm" svg:height="0.848cm" draw:transform="rotate (1.5700981950941) translate (1.599cm 25.614cm)">
          <draw:text-box>
            <text:p text:style-name="P2"><text:span text:style-name="T1">Proceso4</text:span></text:p>
          </draw:text-box>
        </draw:frame>
        <draw:frame draw:style-name="gr5" draw:text-style-name="P2" draw:layer="layout" svg:width="3.6cm" svg:height="0.848cm" draw:transform="rotate (0.00820304748437335) translate (2.72cm 3.105cm)">
          <draw:text-box>
            <text:p text:style-name="P3"><text:span text:style-name="T1">Actor 1</text:span></text:p>
          </draw:text-box>
        </draw:frame>
        <draw:frame draw:style-name="gr5" draw:text-style-name="P2" draw:layer="layout" svg:width="3.6cm" svg:height="0.848cm" draw:transform="rotate (0.00820304748437335) translate (8.321cm 3.105cm)">
          <draw:text-box>
            <text:p text:style-name="P3"><text:span text:style-name="T1">Actor 2</text:span></text:p>
          </draw:text-box>
        </draw:frame>
        <draw:frame draw:style-name="gr5" draw:text-style-name="P2" draw:layer="layout" svg:width="3.6cm" svg:height="0.848cm" draw:transform="rotate (0.00820304748437335) translate (14.121cm 3.105cm)">
          <draw:text-box>
            <text:p text:style-name="P3"><text:span text:style-name="T1">Actor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6-29T12:53:51.375962560</dc:date>
    <meta:editing-duration>PT58M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